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OpenSymbol" svg:font-family="OpenSymbol"/>
    <style:font-face style:name="Segoe UI" svg:font-family="'Segoe UI', Helvetica, 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ef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1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text-properties style:font-name="Arial1"/>
    </style:style>
    <style:style style:name="P4" style:family="paragraph" style:parent-style-name="Standard" style:list-style-name="L1">
      <style:text-properties style:font-name="Arial1"/>
    </style:style>
    <style:style style:name="P5" style:family="paragraph" style:parent-style-name="Standard" style:list-style-name="L2">
      <style:text-properties style:font-name="Arial1"/>
    </style:style>
    <style:style style:name="P6" style:family="paragraph" style:parent-style-name="Standard" style:list-style-name="L3">
      <style:text-properties style:font-name="Arial1"/>
    </style:style>
    <style:style style:name="P7" style:family="paragraph" style:parent-style-name="Standard" style:list-style-name="">
      <style:paragraph-properties style:text-autospace="none">
        <style:tab-stops>
          <style:tab-stop style:position="0.6665in"/>
          <style:tab-stop style:position="1.333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style:font-name="Consolas" fo:font-size="11pt" fo:language="nl" fo:country="NL" style:font-name-asian="Consolas" style:font-size-asian="11pt" style:font-name-complex="Consolas" style:font-size-complex="11pt"/>
    </style:style>
    <style:style style:name="P8" style:family="paragraph" style:parent-style-name="Standard" style:list-style-name="">
      <style:paragraph-properties style:text-autospace="none">
        <style:tab-stops>
          <style:tab-stop style:position="0.6665in"/>
          <style:tab-stop style:position="1.333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style:font-name="Consolas" fo:font-size="11pt" fo:language="nl" fo:country="NL" style:font-name-asian="Consolas" style:font-size-asian="11pt" style:font-name-complex="Consolas" style:font-size-complex="11pt"/>
    </style:style>
    <style:style style:name="P9" style:family="paragraph" style:parent-style-name="Standard" style:list-style-name="">
      <style:paragraph-properties style:shadow="none" style:text-autospace="none">
        <style:tab-stops/>
      </style:paragraph-properties>
      <style:text-properties style:font-name="Consolas" fo:font-size="11pt" fo:language="nl" fo:country="NL" style:font-name-asian="Consolas" style:font-size-asian="11pt" style:font-name-complex="Consolas" style:font-size-complex="11pt"/>
    </style:style>
    <style:style style:name="P10" style:family="paragraph" style:parent-style-name="Standard" style:list-style-name="">
      <style:paragraph-properties style:shadow="none" style:text-autospace="none">
        <style:tab-stops/>
      </style:paragraph-properties>
      <style:text-properties style:font-name="Consolas" fo:font-size="11pt" style:font-size-asian="11pt" style:font-size-complex="11pt"/>
    </style:style>
    <style:style style:name="P11" style:family="paragraph" style:parent-style-name="Standard" style:list-style-name="">
      <style:paragraph-properties fo:padding="0.0291in" fo:border-left="none" fo:border-right="none" fo:border-top="none" fo:border-bottom="0.0008in solid #000000" style:text-autospace="none" style:join-border="false"/>
      <style:text-properties style:font-name="Consolas" fo:font-size="11pt" style:font-size-asian="11pt" style:font-size-complex="11pt"/>
    </style:style>
    <style:style style:name="P12" style:family="paragraph" style:parent-style-name="Preformatted_20_Text">
      <style:text-properties fo:color="#000000" style:font-name="Courier New1" fo:font-size="12pt" style:font-size-asian="12pt" style:font-size-complex="12pt"/>
    </style:style>
    <style:style style:name="P13" style:family="paragraph" style:parent-style-name="Preformatted_20_Text" style:list-style-name="L3">
      <style:text-properties fo:color="#000000" style:font-name="Courier New1" fo:font-size="12pt" style:font-size-asian="12pt" style:font-size-complex="12pt"/>
    </style:style>
    <style:style style:name="P14" style:family="paragraph" style:parent-style-name="Preformatted_20_Text">
      <style:text-properties fo:color="#000000" style:font-name="Arial1" fo:font-size="12pt" style:font-size-asian="12pt" style:font-size-complex="12pt"/>
    </style:style>
    <style:style style:name="P15" style:family="paragraph" style:parent-style-name="Preformatted_20_Text" style:list-style-name="L3">
      <style:paragraph-properties fo:margin-top="0in" fo:margin-bottom="0.1965in" fo:background-color="#ffffff">
        <style:background-image/>
      </style:paragraph-properties>
      <style:text-properties fo:color="#000000" style:font-name="Courier New1" fo:font-size="12pt" style:font-size-asian="12pt" style:font-size-complex="12pt"/>
    </style:style>
    <style:style style:name="P16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style:font-name="Courier New1" fo:font-size="12pt" style:font-size-asian="12pt" style:font-size-complex="12pt"/>
    </style:style>
    <style:style style:name="P17" style:family="paragraph" style:parent-style-name="Preformatted_20_Text">
      <style:paragraph-properties fo:margin-top="0in" fo:margin-bottom="0.1965in" fo:background-color="#ffffff" fo:padding="0.0291in" fo:border-left="none" fo:border-right="none" fo:border-top="none" fo:border-bottom="0.0008in solid #000000" style:join-border="false">
        <style:background-image/>
      </style:paragraph-properties>
      <style:text-properties style:font-name="Courier New1"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variant="normal" fo:text-transform="none" style:font-name="Segoe UI" fo:font-size="13pt" fo:letter-spacing="normal" fo:font-style="normal" fo:font-weight="normal" style:font-size-asian="13pt" style:font-size-complex="13pt"/>
    </style:style>
    <style:style style:name="T3" style:family="text">
      <style:text-properties fo:font-variant="normal" fo:text-transform="none" style:font-name="Arial1" fo:font-size="13pt" fo:letter-spacing="normal" fo:font-style="normal" fo:font-weight="normal" style:font-size-asian="13pt" style:font-size-complex="13pt"/>
    </style:style>
    <style:style style:name="T4" style:family="text">
      <style:text-properties style:font-name="Arial1"/>
    </style:style>
    <style:style style:name="T5" style:family="text">
      <style:text-properties fo:color="#008000" fo:font-weight="bold"/>
    </style:style>
    <style:style style:name="T6" style:family="text">
      <style:text-properties fo:color="#008000" style:font-name="Courier New1" fo:font-size="12pt" fo:font-weight="bold" style:font-size-asian="12pt" style:font-size-complex="12pt"/>
    </style:style>
    <style:style style:name="T7" style:family="text">
      <style:text-properties fo:color="#000000"/>
    </style:style>
    <style:style style:name="T8" style:family="text">
      <style:text-properties fo:color="#000000" style:font-name="Courier New1" fo:font-size="12pt" fo:background-color="#ffe4ff" style:font-size-asian="12pt" style:font-size-complex="12pt"/>
    </style:style>
    <style:style style:name="T9" style:family="text">
      <style:text-properties fo:color="#000000" style:font-name="Courier New1" fo:font-size="12pt" style:font-size-asian="12pt" style:font-size-complex="12pt"/>
    </style:style>
    <style:style style:name="T10" style:family="text">
      <style:text-properties fo:color="#000000" fo:language="nl" fo:country="NL" style:font-name-asian="Consolas" style:font-name-complex="Consolas"/>
    </style:style>
    <style:style style:name="T11" style:family="text">
      <style:text-properties fo:color="#000000" style:font-name="Consolas" fo:font-size="11pt" fo:language="nl" fo:country="NL" style:font-name-asian="Consolas" style:font-size-asian="11pt" style:font-name-complex="Consolas" style:font-size-complex="11pt"/>
    </style:style>
    <style:style style:name="T12" style:family="text">
      <style:text-properties fo:language="nl" fo:country="NL" style:font-name-asian="Consolas" style:font-name-complex="Consolas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4">Install remote working environment <text:line-break/>(howto: </text:span><text:a xlink:type="simple" xlink:href="https://userinfo.surfsara.nl/systems/cartesius/new-users" text:style-name="Internet_20_link" text:visited-style-name="Visited_20_Internet_20_Link"><text:span text:style-name="T2">https://userinfo.surfsara.nl/systems/cartesius/new-users</text:span></text:a><text:span text:style-name="T3">, </text:span></text:p>
      <text:p text:style-name="P2"><text:span text:style-name="T1"><text:s/></text:span><text:a xlink:type="simple" xlink:href="https://userinfo.surfsara.nl/systems/cartesius/new-users" text:style-name="Internet_20_link" text:visited-style-name="Visited_20_Internet_20_Link">https://userinfo.surfsara.nl/systems/shared/ssh</text:a>)</text:p>
      <text:list xml:id="list7223778560607501371" text:style-name="L1">
        <text:list-item>
          <text:p text:style-name="P4">winSCP for file transfer and remote editing of files (germonda@cartesius.surfsara.nl)</text:p>
        </text:list-item>
        <text:list-item>
          <text:p text:style-name="P4">Putty for terminal command line </text:p>
        </text:list-item>
      </text:list>
      <text:p text:style-name="P2"/>
      <text:p text:style-name="P2">Install required python packages</text:p>
      <text:p text:style-name="P2">(howto: <text:a xlink:type="simple" xlink:href="https://userinfo.surfsara.nl/systems/cartesius/software/python" text:style-name="Internet_20_link" text:visited-style-name="Visited_20_Internet_20_Link">https://userinfo.surfsara.nl/systems/cartesius/software/python</text:a>)</text:p>
      <text:list xml:id="list136475700375248089" text:style-name="L2">
        <text:list-item>
          <text:p text:style-name="P5">For reading Nifti files<text:line-break/>nibabel (<text:a xlink:type="simple" xlink:href="https://pypi.python.org/pypi/nibabel/2.1.0" text:style-name="Internet_20_link" text:visited-style-name="Visited_20_Internet_20_Link">https://pypi.python.org/pypi/nibabel/2.1.0</text:a>)</text:p>
        </text:list-item>
        <text:list-item>
          <text:p text:style-name="P5">Layer Upscale2D re<text:tab/>quires lasagne 0.2<text:line-break/>lasagne 0.2 (<text:a xlink:type="simple" xlink:href="https://github.com/Lasagne/Lasagne" text:style-name="Internet_20_link" text:visited-style-name="Visited_20_Internet_20_Link">https://github.com/Lasagne/Lasagne</text:a> from <text:a xlink:type="simple" xlink:href="http://lasagne.readthedocs.io/en/latest/user/installation.html#bleeding-edge-version" text:style-name="Internet_20_link" text:visited-style-name="Visited_20_Internet_20_Link">http://lasagne.readthedocs.io/en/latest/user/installation.html#bleeding-edge-version</text:a>)</text:p>
        </text:list-item>
        <text:list-item>
          <text:p text:style-name="P5">Lasagne 0.2 requires Theano 0.9<text:line-break/>theano 0.9 (<text:a xlink:type="simple" xlink:href="https://pypi.python.org/pypi/Theano" text:style-name="Internet_20_link" text:visited-style-name="Visited_20_Internet_20_Link">https://pypi.python.org/pypi/Theano</text:a>)</text:p>
        </text:list-item>
      </text:list>
      <text:p text:style-name="P2"/>
      <text:p text:style-name="P2">Code changes:</text:p>
      <text:p text:style-name="P2"><text:tab/>- Change to float64:</text:p>
      <text:list xml:id="list8197884507167568054" text:style-name="L3">
        <text:list-item>
          <text:p text:style-name="P6"><text:span text:style-name="T8">inputs</text:span><text:span text:style-name="T9"> = T.ftensor4(</text:span><text:span text:style-name="T6">'X'</text:span><text:span text:style-name="T9">)</text:span></text:p>
        </text:list-item>
        <text:list-item>
          <text:p text:style-name="P13">targets = T.itensor4(<text:span text:style-name="T5">'Y'</text:span>)</text:p>
        </text:list-item>
        <text:list-item>
          <text:p text:style-name="P15">weights = T.ftensor4(<text:span text:style-name="T5">'W'</text:span>)</text:p>
        </text:list-item>
      </text:list>
      <text:p text:style-name="P17"><text:span text:style-name="T7">Batch file 'run_script.sh': </text:span></text:p>
      <text:p text:style-name="P16"><text:span text:style-name="T11">#!/bin/bash</text:span></text:p>
      <text:p text:style-name="P10"><text:span text:style-name="T12">#SBATCH -t 4-00:00:00</text:span></text:p>
      <text:p text:style-name="P9">#SBATCH -n 1</text:p>
      <text:p text:style-name="P9">#SBATCH -p gpu</text:p>
      <text:p text:style-name="P9"/>
      <text:p text:style-name="P7">module load python/2.7.9</text:p>
      <text:p text:style-name="P7">module load cuda/8.0.44</text:p>
      <text:p text:style-name="P7">module load cudnn/8.0-v5.1</text:p>
      <text:p text:style-name="P7">module load gcc/4.9.2</text:p>
      <text:p text:style-name="P7"/>
      <text:p text:style-name="P7">export PYTHONPATH=~/pythonpackages/lib/python:~/bin:$PYTHONPATH</text:p>
      <text:p text:style-name="P7"/>
      <text:p text:style-name="P11"><text:span text:style-name="T12">srun python2 main.py</text:span></text:p>
      <text:p text:style-name="P12"/>
      <text:p text:style-name="P14">Submitting batch jobs (<text:a xlink:type="simple" xlink:href="https://userinfo.surfsara.nl/systems/cartesius/usage/batch-usage" text:style-name="Internet_20_link" text:visited-style-name="Visited_20_Internet_20_Link">https://userinfo.surfsara.nl/systems/cartesius/usage/batch-usage</text:a>)</text:p>
      <text:p text:style-name="P2">&gt; sbatch run_script.sh</text:p>
      <text:p text:style-name="P2">&gt; squeue -u germonda</text:p>
      <text:p text:style-name="P2">&gt; scancel jobid</text:p>
      <text:p text:style-name="P2"/>
      <text:p text:style-name="P2">Accounting (<text:a xlink:type="simple" xlink:href="https://userinfo.surfsara.nl/systems/cartesius/usage/accounting" text:style-name="Internet_20_link" text:visited-style-name="Visited_20_Internet_20_Link">https://userinfo.surfsara.nl/systems/cartesius/usage/accounting</text:a>)</text:p>
      <text:p text:style-name="P2">&gt; accinf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OpenSymbol" svg:font-family="OpenSymbol"/>
    <style:font-face style:name="Segoe UI" svg:font-family="'Segoe UI', Helvetica, 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ef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rial1" fo:font-size="15pt" fo:font-weight="bold" style:font-size-asian="15pt" style:font-weight-asian="bold" style:font-size-complex="15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Windows setup for batch jobs on SURFsara in project Delivered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rmonda Mooij</meta:initial-creator>
    <meta:creation-date>2017-05-17T14:04:34.46</meta:creation-date>
    <dc:date>2017-05-17T20:21:01.71</dc:date>
    <dc:creator>Germonda Mooij</dc:creator>
    <meta:editing-duration>PT6H15M38S</meta:editing-duration>
    <meta:editing-cycles>17</meta:editing-cycles>
    <meta:generator>OpenOffice/4.1.3$Win32 OpenOffice.org_project/413m1$Build-9783</meta:generator>
    <meta:document-statistic meta:table-count="0" meta:image-count="0" meta:object-count="0" meta:page-count="1" meta:paragraph-count="32" meta:word-count="134" meta:character-count="1374"/>
  </office:meta>
</office:document-meta>
</file>